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B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ndidate history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4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Show all actions 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на странице профиля кандидата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выбираю <text:span text:style-name="T2">«Show all actions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В таблице отображается информация о всех действиях, произведенных с данным кандидатом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4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Show comments onl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на странице профиля кандидата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выбираю <text:span text:style-name="T2">«Show comments only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5" office:value-type="string">
            <text:p text:style-name="P6">В таблице отображаются только комментарии к данному кандидату</text:p>
            <text:p text:style-name="P6">// те, что в виджете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6S</meta:editing-duration>
    <meta:editing-cycles>3</meta:editing-cycles>
    <meta:generator>OpenOffice/4.1.2$Win32 OpenOffice.org_project/412m3$Build-9782</meta:generator>
    <dc:date>2016-04-13T15:51:13.75</dc:date>
    <meta:document-statistic meta:table-count="2" meta:image-count="0" meta:object-count="0" meta:page-count="1" meta:paragraph-count="22" meta:word-count="64" meta:character-count="397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